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'" style:font-family-asian="'Segoe UI'" style:font-family-complex="'Segoe UI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13.51mm" svg:height="103.19mm" style:rel-width="scale" style:rel-height="scale"><draw:object-ole xlink:href="OleObj1"/><draw:image xlink:href="ObjectReplacements/OleObj1"/></draw:frame><text:span text:style-name="T1"/></text:p>
      <text:p text:style-name="P2"><text:span text:style-name="T2">Each Work order has one customer although a customer may specify multiple work orders so I used a M-1 relationship to connect Work Orders to customers. Since a single WorkOrder may have many tasks I used a M-1 relationship from Task to Work Order entities.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text:anchor-type="as-char" svg:width="176.48mm" svg:height="94.99mm" style:rel-width="scale" style:rel-height="scale"><draw:object-ole xlink:href="OleObj2"/><draw:image xlink:href="ObjectReplacements/OleObj2"/></draw:frame><text:span text:style-name="T3"/></text:p>
      <text:p text:style-name="P3"><text:span text:style-name="T3"/></text:p>
      <text:p text:style-name="P3"><text:span text:style-name="T3"/></text:p>
      <text:p text:style-name="P4"><text:span text:style-name="T4">The additional entity, Materials has been added which connects to Work Orders .</text:span></text:p>
      <text:p text:style-name="P4"><text:span text:style-name="T4">Because the estimated number of hours for a task depends both on the work order and task, I change the relationship “Performed” connecting Task and Work Orders to include the attribute of ‘Est Hours’.</text:span></text:p>
      <text:p text:style-name="P5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